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09cm" svg:height="2.469cm" svg:x="0.576cm" svg:y="0.78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layer="layout" svg:width="0.424cm" svg:height="0.466cm" svg:x="0.114cm" svg:y="2.8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43cm" svg:height="0.466cm" svg:x="3.595cm" svg:y="2.09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398cm" svg:height="0.466cm" svg:x="0.731cm" svg:y="0.48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1" draw:layer="layout" svg:x1="1.197cm" svg:y1="2.631cm" svg:x2="0.578cm" svg:y2="3.251cm">
          <text:p/>
        </draw:line>
        <draw:line draw:style-name="gr3" draw:text-style-name="P1" draw:layer="layout" svg:x1="3.667cm" svg:y1="2.631cm" svg:x2="1.198cm" svg:y2="2.631cm">
          <text:p/>
        </draw:line>
        <draw:line draw:style-name="gr3" draw:text-style-name="P1" draw:layer="layout" svg:x1="1.198cm" svg:y1="0.782cm" svg:x2="1.198cm" svg:y2="2.632cm">
          <text:p/>
        </draw:line>
        <draw:line draw:style-name="gr4" draw:text-style-name="P1" draw:layer="layout" svg:x1="1.198cm" svg:y1="2.631cm" svg:x2="0.274cm" svg:y2="3.556cm">
          <text:p/>
        </draw:line>
        <draw:line draw:style-name="gr4" draw:text-style-name="P1" draw:layer="layout" svg:x1="1.198cm" svg:y1="2.631cm" svg:x2="4.571cm" svg:y2="2.631cm">
          <text:p/>
        </draw:line>
        <draw:line draw:style-name="gr4" draw:text-style-name="P1" draw:layer="layout" svg:x1="1.198cm" svg:y1="2.631cm" svg:x2="1.198cm" svg:y2="0.253cm">
          <text:p/>
        </draw:line>
        <draw:frame draw:style-name="gr2" draw:layer="layout" svg:width="0.531cm" svg:height="0.469cm" svg:x="1.574cm" svg:y="1.6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" draw:layer="layout" svg:x1="3.048cm" svg:y1="3.251cm" svg:x2="3.048cm" svg:y2="1.402cm">
          <text:p/>
        </draw:line>
        <draw:line draw:style-name="gr5" draw:text-style-name="P1" draw:layer="layout" svg:x1="1.198cm" svg:y1="2.631cm" svg:x2="3.048cm" svg:y2="1.402cm">
          <text:p/>
        </draw:line>
        <draw:frame draw:style-name="gr2" draw:layer="layout" svg:width="3.047cm" svg:height="0.529cm" svg:x="4.796cm" svg:y="1.2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21cm" svg:height="0.469cm" svg:x="0.833cm" svg:y="2.20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93cm" svg:height="0.469cm" svg:x="2.692cm" svg:y="0.95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047cm" svg:height="0.482cm" svg:x="4.907cm" svg:y="0.49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3.071cm" svg:height="0.529cm" svg:x="4.701cm" svg:y="1.9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5" draw:text-style-name="P1" draw:layer="layout" svg:x1="1.198cm" svg:y1="2.631cm" svg:x2="0.589cm" svg:y2="3.241cm">
          <text:p/>
        </draw:line>
        <draw:line draw:style-name="gr5" draw:text-style-name="P1" draw:layer="layout" svg:x1="0.568cm" svg:y1="3.241cm" svg:x2="3.027cm" svg:y2="3.241cm">
          <text:p/>
        </draw:line>
        <draw:frame draw:style-name="gr2" draw:layer="layout" svg:width="0.684cm" svg:height="0.529cm" svg:x="0.84cm" svg:y="2.6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84cm" svg:height="0.529cm" svg:x="2.286cm" svg:y="2.66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645cm" svg:height="0.529cm" svg:x="2.951cm" svg:y="1.534cm"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5-03T14:33:10</dc:date>
    <dc:creator>khalid khan</dc:creator>
    <meta:editing-duration>PT00H03M37S</meta:editing-duration>
    <meta:editing-cycles>1</meta:editing-cycles>
    <meta:document-statistic meta:object-count="23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A</math:mi>
      </math:mrow>
    </math:mstyle>
    <math:annotation math:encoding="StarMath 5.0">bold 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A</math:mi>
          </math:mrow>
        </math:mstyle>
        <math:mo math:stretchy="false">=</math:mo>
        <math:mi>x</math:mi>
      </math:mrow>
      <math:mrow>
        <math:mrow>
          <math:mstyle math:fontweight="bold">
            <math:mrow>
              <math:mover math:accent="true">
                <math:msub>
                  <math:mi>a</math:mi>
                  <math:mi>x</math:mi>
                </math:msub>
                <math:mo math:stretchy="false">ˆ</math:mo>
              </math:mover>
            </math:mrow>
          </math:mstyle>
          <math:mo math:stretchy="false">+</math:mo>
          <math:mstyle math:fontweight="bold">
            <math:mrow>
              <math:mover math:accent="true">
                <math:msub>
                  <math:mi>a</math:mi>
                  <math:mi>y</math:mi>
                </math:msub>
                <math:mo math:stretchy="false">ˆ</math:mo>
              </math:mover>
            </math:mrow>
          </math:mstyle>
        </math:mrow>
        <math:mo math:stretchy="false">+</math:mo>
        <math:mstyle math:fontweight="bold">
          <math:mrow>
            <math:mover math:accent="true">
              <math:msub>
                <math:mi>a</math:mi>
                <math:mi>z</math:mi>
              </math:msub>
              <math:mo math:stretchy="false">ˆ</math:mo>
            </math:mover>
          </math:mrow>
        </math:mstyle>
      </math:mrow>
    </math:mrow>
    <math:annotation math:encoding="StarMath 5.0">bold A= x bold hat {a_x}+bold hat {a_y}+bold hat {a_z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A</math:mi>
          <math:mi>z</math:mi>
        </math:msub>
      </math:mrow>
    </math:mstyle>
    <math:annotation math:encoding="StarMath 5.0">bold {A_z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>A</math:mi>
        </math:mrow>
      </math:mstyle>
      <math:mo math:stretchy="false">=</math:mo>
      <math:mrow>
        <math:mrow>
          <math:mstyle math:fontweight="bold">
            <math:mrow>
              <math:msub>
                <math:mi>A</math:mi>
                <math:mi>x</math:mi>
              </math:msub>
            </math:mrow>
          </math:mstyle>
          <math:mo math:stretchy="false">+</math:mo>
          <math:mstyle math:fontweight="bold">
            <math:mrow>
              <math:msub>
                <math:mi>A</math:mi>
                <math:mi>y</math:mi>
              </math:msub>
            </math:mrow>
          </math:mstyle>
        </math:mrow>
        <math:mo math:stretchy="false">+</math:mo>
        <math:mstyle math:fontweight="bold">
          <math:mrow>
            <math:msub>
              <math:mi>A</math:mi>
              <math:mi>z</math:mi>
            </math:msub>
          </math:mrow>
        </math:mstyle>
      </math:mrow>
    </math:mrow>
    <math:annotation math:encoding="StarMath 5.0">bold A = bold {A_x}+bold {A_y}+bold {A_z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A</math:mi>
          <math:mi>x</math:mi>
        </math:msub>
      </math:mrow>
    </math:mstyle>
    <math:annotation math:encoding="StarMath 5.0">bold {A_x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b>
          <math:mi>A</math:mi>
          <math:mi>y</math:mi>
        </math:msub>
      </math:mrow>
    </math:mstyle>
    <math:annotation math:encoding="StarMath 5.0">bold {A_y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row>
          <math:mi>x</math:mi>
          <math:mi>,</math:mi>
          <math:mi>y</math:mi>
          <math:mi>,</math:mi>
          <math:mi>z</math:mi>
        </math:mrow>
        <math:mo math:stretchy="false">)</math:mo>
      </math:mrow>
    </math:mrow>
    <math:annotation math:encoding="StarMath 5.0">P(x , y, z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